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BlinkMacSystemFont" svg:font-family="BlinkMacSystemFont, apple-system, 'Segoe UI', Roboto, Oxygen, Ubuntu, Cantarell, 'Fira Sans', 'Droid Sans', 'Helvetica Neue', Helvetica, Arial, sans-serif"/>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ce style:name="courier" svg:font-family="courier"/>
  </office:font-face-decls>
  <office:automatic-styles>
    <style:style style:name="Table1" style:family="table">
      <style:table-properties style:width="6.5882in" fo:margin-left="0.3938in" table:align="left"/>
    </style:style>
    <style:style style:name="Table1.A" style:family="table-column">
      <style:table-column-properties style:column-width="1.666in"/>
    </style:style>
    <style:style style:name="Table1.B" style:family="table-column">
      <style:table-column-properties style:column-width="4.9222in"/>
    </style:style>
    <style:style style:name="Table1.B1" style:family="table-cell">
      <style:table-cell-properties style:vertical-align="middle"/>
    </style:style>
    <style:style style:name="P1" style:family="paragraph" style:parent-style-name="Heading_20_1">
      <style:text-properties style:font-name="Consolas" fo:font-size="11pt" fo:font-weight="bold" style:font-size-asian="9.60000038146973pt" style:font-weight-asian="bold" style:font-size-complex="11pt" style:font-weight-complex="bold"/>
    </style:style>
    <style:style style:name="P2" style:family="paragraph" style:parent-style-name="List_20_Contents">
      <style:paragraph-properties fo:margin-top="0in" fo:margin-bottom="0.1965in" style:contextual-spacing="false" fo:orphans="2" fo:widows="2"/>
      <style:text-properties fo:font-variant="normal" fo:text-transform="none" fo:color="#202020" loext:opacity="100%" style:font-name="Arial" fo:font-size="12pt" fo:letter-spacing="normal" fo:font-style="normal" fo:font-weight="normal"/>
    </style:style>
    <style:style style:name="P3" style:family="paragraph" style:parent-style-name="List_20_Heading">
      <style:paragraph-properties fo:margin-left="0in" fo:margin-right="0in" fo:orphans="2" fo:widows="2" fo:text-indent="0in" style:auto-text-indent="false"/>
      <style:text-properties fo:font-variant="normal" fo:text-transform="none" fo:color="#202020" loext:opacity="100%" style:font-name="Arial" fo:font-size="12pt" fo:letter-spacing="normal" fo:font-style="normal" fo:font-weight="bold"/>
    </style:style>
    <style:style style:name="P4" style:family="paragraph" style:parent-style-name="Preformatted_20_Text">
      <style:paragraph-properties fo:orphans="2" fo:widows="2"/>
    </style:style>
    <style:style style:name="P5" style:family="paragraph" style:parent-style-name="Preformatted_20_Text">
      <style:paragraph-properties fo:orphans="2" fo:widows="2"/>
      <style:text-properties fo:font-variant="normal" fo:text-transform="none" fo:color="#202020" loext:opacity="100%" fo:letter-spacing="normal"/>
    </style:style>
    <style:style style:name="P6" style:family="paragraph" style:parent-style-name="Preformatted_20_Text">
      <style:paragraph-properties fo:margin-top="0in" fo:margin-bottom="0.1965in" style:contextual-spacing="false" fo:orphans="2" fo:widows="2"/>
      <style:text-properties fo:font-variant="normal" fo:text-transform="none" fo:color="#202020" loext:opacity="100%" fo:letter-spacing="normal"/>
    </style:style>
    <style:style style:name="P7" style:family="paragraph" style:parent-style-name="Preformatted_20_Text">
      <style:paragraph-properties fo:margin-left="0in" fo:margin-right="0in" fo:orphans="2" fo:widows="2" fo:text-indent="0in" style:auto-text-indent="false"/>
      <style:text-properties fo:font-variant="normal" fo:text-transform="none" fo:color="#202020" loext:opacity="100%" fo:letter-spacing="normal"/>
    </style:style>
    <style:style style:name="P8" style:family="paragraph" style:parent-style-name="Preformatted_20_Text">
      <style:paragraph-properties fo:orphans="2" fo:widows="2"/>
      <style:text-properties fo:font-variant="normal" fo:text-transform="none" fo:color="#008000" loext:opacity="100%" fo:letter-spacing="normal"/>
    </style:style>
    <style:style style:name="P9" style:family="paragraph" style:parent-style-name="Preformatted_20_Text">
      <style:paragraph-properties fo:margin-top="0in" fo:margin-bottom="0.1965in" style:contextual-spacing="false"/>
      <style:text-properties fo:font-size="12pt" fo:font-weight="bold"/>
    </style:style>
    <style:style style:name="P10" style:family="paragraph" style:parent-style-name="Standard">
      <style:text-properties style:font-name="Consolas" fo:font-size="11pt" style:font-size-asian="9.60000038146973pt" style:font-size-complex="11pt"/>
    </style:style>
    <style:style style:name="P11" style:family="paragraph" style:parent-style-name="Standard">
      <style:text-properties style:font-name="Consolas" fo:font-size="11pt" officeooo:paragraph-rsid="00106bb2" style:font-size-asian="9.60000038146973pt" style:font-size-complex="11pt"/>
    </style:style>
    <style:style style:name="P12" style:family="paragraph" style:parent-style-name="Standard" style:list-style-name="L3">
      <style:text-properties style:font-name="Consolas" fo:font-size="11pt" style:font-size-asian="9.60000038146973pt" style:font-size-complex="11pt"/>
    </style:style>
    <style:style style:name="P13" style:family="paragraph" style:parent-style-name="Standard" style:list-style-name="L4">
      <style:text-properties style:font-name="Consolas" fo:font-size="11pt" style:font-size-asian="9.60000038146973pt" style:font-size-complex="11pt"/>
    </style:style>
    <style:style style:name="P14" style:family="paragraph" style:parent-style-name="Standard">
      <style:text-properties style:font-name="Consolas" fo:font-size="11pt" fo:font-weight="bold" officeooo:paragraph-rsid="00106bb2" style:font-size-asian="9.60000038146973pt" style:font-weight-asian="bold" style:font-size-complex="11pt" style:font-weight-complex="bold"/>
    </style:style>
    <style:style style:name="P15" style:family="paragraph" style:parent-style-name="Standard">
      <style:text-properties style:font-name="Consolas" fo:font-size="11pt" fo:font-weight="bold" style:font-size-asian="9.60000038146973pt" style:font-weight-asian="bold" style:font-size-complex="11pt" style:font-weight-complex="bold"/>
    </style:style>
    <style:style style:name="P16" style:family="paragraph" style:parent-style-name="Standard">
      <style:text-properties style:font-name="Consolas" fo:font-size="11pt" fo:font-weight="normal" officeooo:paragraph-rsid="00106bb2" style:font-size-asian="9.60000038146973pt" style:font-weight-asian="normal" style:font-size-complex="11pt" style:font-weight-complex="normal"/>
    </style:style>
    <style:style style:name="P17" style:family="paragraph" style:parent-style-name="Table_20_Contents">
      <style:text-properties style:font-name="arial"/>
    </style:style>
    <style:style style:name="P18" style:family="paragraph" style:parent-style-name="Table_20_Contents">
      <style:paragraph-properties fo:margin-top="0in" fo:margin-bottom="0.1965in" style:contextual-spacing="false"/>
    </style:style>
    <style:style style:name="P19" style:family="paragraph" style:parent-style-name="Text_20_body">
      <style:paragraph-properties fo:margin-left="0in" fo:margin-right="0in" fo:orphans="2" fo:widows="2" fo:text-indent="0in" style:auto-text-indent="false"/>
      <style:text-properties fo:font-variant="normal" fo:text-transform="none" fo:color="#202020" loext:opacity="100%" style:font-name="Arial" fo:font-size="12pt" fo:letter-spacing="normal" fo:font-style="normal" fo:font-weight="normal"/>
    </style:style>
    <style:style style:name="P20" style:family="paragraph" style:parent-style-name="Text_20_body" style:list-style-name="L5">
      <style:paragraph-properties fo:orphans="2" fo:widows="2"/>
      <style:text-properties fo:font-variant="normal" fo:text-transform="none" fo:color="#202020" loext:opacity="100%" style:font-name="Arial" fo:font-size="12pt" fo:letter-spacing="normal" fo:font-style="normal" fo:font-weight="normal"/>
    </style:style>
    <style:style style:name="P21" style:family="paragraph" style:parent-style-name="Text_20_body">
      <style:paragraph-properties fo:margin-left="0in" fo:margin-right="0in" fo:orphans="2" fo:widows="2" fo:text-indent="0in" style:auto-text-indent="false"/>
    </style:style>
    <style:style style:name="P22" style:family="paragraph" style:parent-style-name="Text_20_body" style:list-style-name="L5">
      <style:paragraph-properties fo:margin-top="0in" fo:margin-bottom="0in" style:contextual-spacing="false" fo:orphans="2" fo:widows="2"/>
    </style:style>
    <style:style style:name="P23" style:family="paragraph" style:parent-style-name="Text_20_body">
      <style:paragraph-properties fo:margin-left="0in" fo:margin-right="0in" fo:orphans="2" fo:widows="2" fo:text-indent="0in" style:auto-text-indent="false"/>
      <style:text-properties style:font-name="courier" fo:font-size="12pt" fo:font-weight="normal"/>
    </style:style>
    <style:style style:name="T1" style:family="text">
      <style:text-properties fo:font-variant="normal" fo:text-transform="none" fo:color="#1a3065" loext:opacity="100%" style:font-name="Arial" fo:font-size="22.5pt" fo:letter-spacing="normal" fo:font-style="normal" fo:font-weight="normal"/>
    </style:style>
    <style:style style:name="T2" style:family="text">
      <style:text-properties fo:font-variant="normal" fo:text-transform="none" fo:color="#1a3065" loext:opacity="100%" style:font-name="Arial" fo:font-size="13.5pt" fo:letter-spacing="normal" fo:font-style="normal" fo:font-weight="normal"/>
    </style:style>
    <style:style style:name="T3" style:family="text">
      <style:text-properties fo:font-variant="normal" fo:text-transform="none" fo:color="#0000ee" loext:opacity="100%" style:text-line-through-style="none" style:text-line-through-type="none" style:font-name="Arial" fo:font-size="13.5pt" fo:letter-spacing="normal" fo:font-style="normal" style:text-underline-style="none" style:text-blinking="false"/>
    </style:style>
    <style:style style:name="T4" style:family="text">
      <style:text-properties fo:font-variant="normal" fo:text-transform="none" fo:color="#0000ee" loext:opacity="100%" style:text-line-through-style="none" style:text-line-through-type="none" style:font-name="Arial" fo:font-size="12pt" fo:letter-spacing="normal" fo:font-style="normal" style:text-underline-style="none" fo:font-weight="normal" style:text-blinking="false"/>
    </style:style>
    <style:style style:name="T5" style:family="text">
      <style:text-properties fo:font-variant="normal" fo:text-transform="none" fo:color="#0000ee" loext:opacity="100%" style:text-line-through-style="none" style:text-line-through-type="none" fo:font-size="12pt" fo:letter-spacing="normal" fo:font-style="normal" style:text-underline-style="none" fo:font-weight="normal" style:text-blinking="false"/>
    </style:style>
    <style:style style:name="T6" style:family="text">
      <style:text-properties fo:font-variant="normal" fo:text-transform="none" fo:color="#202020" loext:opacity="100%" style:font-name="Arial" fo:font-size="12pt" fo:letter-spacing="normal" fo:font-style="normal" fo:font-weight="normal"/>
    </style:style>
    <style:style style:name="T7" style:family="text">
      <style:text-properties fo:font-variant="normal" fo:text-transform="none" fo:color="#202020" loext:opacity="100%" fo:font-size="12pt" fo:letter-spacing="normal" fo:font-style="normal" fo:font-weight="normal"/>
    </style:style>
    <style:style style:name="T8" style:family="text">
      <style:text-properties fo:font-variant="normal" fo:text-transform="none" fo:color="#202020" loext:opacity="100%" fo:letter-spacing="normal"/>
    </style:style>
    <style:style style:name="T9" style:family="text">
      <style:text-properties fo:font-variant="normal" fo:text-transform="none" fo:color="#202020" loext:opacity="100%" fo:letter-spacing="normal" fo:font-style="normal"/>
    </style:style>
    <style:style style:name="T10" style:family="text">
      <style:text-properties officeooo:rsid="00106bb2"/>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0106bb2" style:font-weight-asian="bold" style:font-weight-complex="bold"/>
    </style:style>
    <style:style style:name="T14" style:family="text">
      <style:text-properties fo:color="#0000ee" loext:opacity="100%" style:text-line-through-style="none" style:text-line-through-type="none" style:font-name="arial" style:text-underline-style="none" style:text-blinking="false"/>
    </style:style>
    <style:style style:name="T15" style:family="text">
      <style:text-properties style:font-name="courier" fo:font-size="12pt" fo:font-style="normal" fo:font-weight="bold"/>
    </style:style>
    <style:style style:name="T16" style:family="text">
      <style:text-properties fo:font-size="12pt" fo:font-style="normal" fo:font-weight="normal"/>
    </style:style>
    <style:style style:name="T17" style:family="text">
      <style:text-properties style:font-name="arial"/>
    </style:style>
    <style:style style:name="T18" style:family="text">
      <style:text-properties fo:color="#008000" loext:opacity="100%" fo:font-size="12pt" fo:font-style="normal" fo:font-weight="normal"/>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xTimerCreate<text:line-break/></text:span><text:span text:style-name="T2">[</text:span><text:a xlink:type="simple" xlink:href="https://www.freertos.org/FreeRTOS-Software-Timer-API-Functions.html" text:style-name="Internet_20_link" text:visited-style-name="Visited_20_Internet_20_Link"><text:span text:style-name="T3">Timer API</text:span></text:a><text:span text:style-name="T2">]</text:span></text:h>
      <text:p text:style-name="P19">timers.h</text:p>
      <text:p text:style-name="P5"><text:s/><text:span text:style-name="T15">TimerHandle_t xTimerCreate</text:span></text:p>
      <text:p text:style-name="P5"><text:s text:c="17"/><text:span text:style-name="T15">( const char * const pcTimerName,</text:span></text:p>
      <text:p text:style-name="P5"><text:s text:c="19"/><text:span text:style-name="T15">const TickType_t xTimerPeriod,</text:span></text:p>
      <text:p text:style-name="P5"><text:s text:c="19"/><text:span text:style-name="T15">const UBaseType_t uxAutoReload,</text:span></text:p>
      <text:p text:style-name="P5"><text:s text:c="19"/><text:span text:style-name="T15">void * const pvTimerID,</text:span></text:p>
      <text:p text:style-name="P6"><text:s text:c="19"/><text:span text:style-name="T15">TimerCallbackFunction_t pxCallbackFunction );</text:span></text:p>
      <text:p text:style-name="P21"><text:span text:style-name="T6">Creates a new </text:span><text:a xlink:type="simple" xlink:href="https://www.freertos.org/RTOS-software-timer.html" text:style-name="Internet_20_link" text:visited-style-name="Visited_20_Internet_20_Link"><text:span text:style-name="T4">software timer</text:span></text:a><text:span text:style-name="T6"> instance and returns a handle by which the timer can be referenced.</text:span></text:p>
      <text:p text:style-name="P19">For this RTOS API function to be available:</text:p>
      <text:list text:style-name="L5">
        <text:list-item>
          <text:p text:style-name="P22"><text:span text:style-name="T6">configUSE_TIMERS and </text:span><text:a xlink:type="simple" xlink:href="https://www.freertos.org/a00110.html#configSUPPORT_DYNAMIC_ALLOCATION" text:style-name="Internet_20_link" text:visited-style-name="Visited_20_Internet_20_Link"><text:span text:style-name="T4">configSUPPORT_DYNAMIC_ALLOCATION</text:span></text:a><text:span text:style-name="T6"> must both be set to 1 in FreeRTOSConfig.h (configSUPPORT_DYNAMIC_ALLOCATION can also be left undefined, in which case it will default to 1).</text:span></text:p>
        </text:list-item>
        <text:list-item>
          <text:p text:style-name="P20">The FreeRTOS/Source/timers.c C source file must be included in the build.</text:p>
        </text:list-item>
      </text:list>
      <text:p text:style-name="P21"><text:span text:style-name="T6">Each software timer requires a small amount of RAM that is used to hold the timer's state. If a timer is created using xTimerCreate() then this RAM is automatically allocated from the </text:span><text:a xlink:type="simple" xlink:href="https://www.freertos.org/a00111.html" text:style-name="Internet_20_link" text:visited-style-name="Visited_20_Internet_20_Link"><text:span text:style-name="T4">FreeRTOS heap</text:span></text:a><text:span text:style-name="T6">. If a software timer is created using </text:span><text:a xlink:type="simple" xlink:href="https://www.freertos.org/xTimerCreateStatic.html" text:style-name="Internet_20_link" text:visited-style-name="Visited_20_Internet_20_Link"><text:span text:style-name="T4">xTimerCreateStatic()</text:span></text:a><text:span text:style-name="T6"> then the RAM is provided by the application writer, which requires an additional parameter, but allows the RAM to be statically allocated at compile time. See the </text:span><text:a xlink:type="simple" xlink:href="https://www.freertos.org/Static_Vs_Dynamic_Memory_Allocation.html" text:style-name="Internet_20_link" text:visited-style-name="Visited_20_Internet_20_Link"><text:span text:style-name="T4">Static Vs Dynamic allocation</text:span></text:a><text:span text:style-name="T6"> page for more information.</text:span></text:p>
      <text:p text:style-name="P21"><text:span text:style-name="T6">Timers are created in the dormant state. The </text:span><text:a xlink:type="simple" xlink:href="https://www.freertos.org/FreeRTOS-timers-xTimerStart.html" text:style-name="Internet_20_link" text:visited-style-name="Visited_20_Internet_20_Link"><text:span text:style-name="T4">xTimerStart()</text:span></text:a><text:span text:style-name="T6">, </text:span><text:a xlink:type="simple" xlink:href="https://www.freertos.org/FreeRTOS-timers-xTimerReset.html" text:style-name="Internet_20_link" text:visited-style-name="Visited_20_Internet_20_Link"><text:span text:style-name="T4">xTimerReset()</text:span></text:a><text:span text:style-name="T6">, </text:span><text:a xlink:type="simple" xlink:href="https://www.freertos.org/FreeRTOS-timers-xTimerStartFromISR.html" text:style-name="Internet_20_link" text:visited-style-name="Visited_20_Internet_20_Link"><text:span text:style-name="T4">xTimerStartFromISR()</text:span></text:a><text:span text:style-name="T6">, </text:span><text:a xlink:type="simple" xlink:href="https://www.freertos.org/FreeRTOS-timers-xTimerResetFromISR.html" text:style-name="Internet_20_link" text:visited-style-name="Visited_20_Internet_20_Link"><text:span text:style-name="T4">xTimerResetFromISR()</text:span></text:a><text:span text:style-name="T6">, </text:span><text:a xlink:type="simple" xlink:href="https://www.freertos.org/FreeRTOS-timers-xTimerChangePeriod.html" text:style-name="Internet_20_link" text:visited-style-name="Visited_20_Internet_20_Link"><text:span text:style-name="T4">xTimerChangePeriod()</text:span></text:a><text:span text:style-name="T6"> and </text:span><text:a xlink:type="simple" xlink:href="https://www.freertos.org/FreeRTOS-timers-xTimerChangePeriodFromISR.html" text:style-name="Internet_20_link" text:visited-style-name="Visited_20_Internet_20_Link"><text:span text:style-name="T4">xTimerChangePeriodFromISR()</text:span></text:a><text:span text:style-name="T6"> API functions can all be used to transition a timer into the active state.</text:span></text:p>
      <text:p text:style-name="P3">Parameters:</text:p>
      <table:table table:name="Table1" table:style-name="Table1">
        <table:table-column table:style-name="Table1.A"/>
        <table:table-column table:style-name="Table1.B"/>
        <table:table-row>
          <table:table-cell office:value-type="string">
            <text:p text:style-name="Table_20_Contents"><text:span text:style-name="Emphasis"><text:span text:style-name="T17">pcTimerName </text:span></text:span><text:s/></text:p>
          </table:table-cell>
          <table:table-cell table:style-name="Table1.B1" office:value-type="string">
            <text:p text:style-name="P17">A human readable text name that is assigned to the timer. This is done purely to assist debugging. The RTOS kernel itself only ever references a timer by its handle, and never by its name.</text:p>
          </table:table-cell>
        </table:table-row>
        <table:table-row>
          <table:table-cell office:value-type="string">
            <text:p text:style-name="Table_20_Contents"><text:span text:style-name="Emphasis"><text:span text:style-name="T17">xTimerPeriod </text:span></text:span><text:span text:style-name="T17"><text:s/></text:span></text:p>
          </table:table-cell>
          <table:table-cell table:style-name="Table1.B1" office:value-type="string">
            <text:p text:style-name="Table_20_Contents"><text:span text:style-name="T17">The period of the timer. The period is specified in ticks, and the macro pdMS_TO_TICKS() can be used to convert a time specified in milliseconds to a time specified in ticks. For example, if the timer must expire after 100 ticks, then simply set xTimerPeriod to 100. Alternatively, if the timer must expire after 500ms, then set xTimerPeriod to pdMS_TO_TICKS( 500 ). pdMS_TO_TICKS() can only be used if </text:span><text:a xlink:type="simple" xlink:href="https://www.freertos.org/a00110.html#configTICK_RATE_HZ" text:style-name="Internet_20_link" text:visited-style-name="Visited_20_Internet_20_Link"><text:span text:style-name="T14">configTICK_RATE_HZ</text:span></text:a><text:span text:style-name="T17"> is less than or equal to 1000. The timer period must be greater than 0.</text:span></text:p>
          </table:table-cell>
        </table:table-row>
        <table:table-row>
          <table:table-cell office:value-type="string">
            <text:p text:style-name="Table_20_Contents"><text:span text:style-name="Emphasis"><text:span text:style-name="T17">uxAutoReload </text:span></text:span><text:span text:style-name="T17"><text:s/></text:span></text:p>
          </table:table-cell>
          <table:table-cell table:style-name="Table1.B1" office:value-type="string">
            <text:p text:style-name="P17">If uxAutoReload is set to pdTRUE, then the timer will expire repeatedly with a frequency set by the xTimerPeriod parameter. If <text:soft-page-break/>uxAutoReload is set to pdFALSE, then the timer will be a one-shot and enter the dormant state after it expires.</text:p>
          </table:table-cell>
        </table:table-row>
        <table:table-row>
          <table:table-cell office:value-type="string">
            <text:p text:style-name="Table_20_Contents"><text:span text:style-name="Emphasis"><text:span text:style-name="T17">pvTimerID </text:span></text:span><text:span text:style-name="T17"><text:s/></text:span></text:p>
          </table:table-cell>
          <table:table-cell table:style-name="Table1.B1" office:value-type="string">
            <text:p text:style-name="Table_20_Contents"><text:span text:style-name="T17">An identifier that is assigned to the timer being created. Typically this would be used in the timer callback function to identify which timer expired when the same callback function is assigned to more than one timer, or together with the </text:span><text:a xlink:type="simple" xlink:href="https://www.freertos.org/FreeRTOS-timers-vTimerSetTimerID.html" text:style-name="Internet_20_link" text:visited-style-name="Visited_20_Internet_20_Link"><text:span text:style-name="T14">vTimerSetTimerID()</text:span></text:a><text:span text:style-name="T17"> and </text:span><text:a xlink:type="simple" xlink:href="https://www.freertos.org/FreeRTOS-timers-pvTimerGetTimerID.html" text:style-name="Internet_20_link" text:visited-style-name="Visited_20_Internet_20_Link"><text:span text:style-name="T14">pvTimerGetTimerID()</text:span></text:a><text:span text:style-name="T17"> API functions to save a value between calls to the timer's callback function.</text:span></text:p>
          </table:table-cell>
        </table:table-row>
        <table:table-row>
          <table:table-cell office:value-type="string">
            <text:p text:style-name="Table_20_Contents"><text:span text:style-name="Emphasis"><text:span text:style-name="T17">pxCallbackFunction </text:span></text:span><text:span text:style-name="T17"><text:s/></text:span></text:p>
          </table:table-cell>
          <table:table-cell table:style-name="Table1.B1" office:value-type="string">
            <text:p text:style-name="P18">The function to call when the timer expires. Callback functions must have the prototype defined by TimerCallbackFunction_t, which is: .</text:p>
            <text:p text:style-name="P9">void vCallbackFunction( TimerHandle_t xTimer );</text:p>
          </table:table-cell>
        </table:table-row>
      </table:table>
      <text:p text:style-name="P3">Returns:</text:p>
      <text:p text:style-name="P2">If the timer is created successfully then a handle to the newly created timer is returned. If the timer cannot be created because there is insufficient FreeRTOS heap remaining to allocate the timer structures then NULL is returned.</text:p>
      <text:p text:style-name="P19"><text:line-break/><text:span text:style-name="T11">Example usage:</text:span></text:p>
      <text:p text:style-name="P7"><text:s/><text:span text:style-name="T16">#define NUM_TIMERS 5</text:span></text:p>
      <text:p text:style-name="P4"/>
      <text:p text:style-name="P5"><text:s/><text:span text:style-name="T18">/* An array to hold handles to the created timers. */</text:span></text:p>
      <text:p text:style-name="P5"><text:s/><text:span text:style-name="T16">TimerHandle_t xTimers[ NUM_TIMERS ];</text:span></text:p>
      <text:p text:style-name="P4"/>
      <text:p text:style-name="P5"><text:s/><text:span text:style-name="T18">/* Define a callback function that will be used by multiple timer</text:span></text:p>
      <text:p text:style-name="P8"><text:s/><text:span text:style-name="T16">instances. <text:s/>The callback function does nothing but count the number</text:span></text:p>
      <text:p text:style-name="P8"><text:s/><text:span text:style-name="T16">of times the associated timer expires, and stop the timer once the</text:span></text:p>
      <text:p text:style-name="P8"><text:s/><text:span text:style-name="T16">timer has expired 10 times. <text:s/>The count is saved as the ID of the</text:span></text:p>
      <text:p text:style-name="P8"><text:s/><text:span text:style-name="T16">timer. */</text:span></text:p>
      <text:p text:style-name="P5"><text:s/><text:span text:style-name="T16">void vTimerCallback( TimerHandle_t xTimer )</text:span></text:p>
      <text:p text:style-name="P5"><text:s/><text:span text:style-name="T16">{</text:span></text:p>
      <text:p text:style-name="P5"><text:s/><text:span text:style-name="T16">const uint32_t ulMaxExpiryCountBeforeStopping = 10;</text:span></text:p>
      <text:p text:style-name="P5"><text:s/><text:span text:style-name="T16">uint32_t ulCount;</text:span></text:p>
      <text:p text:style-name="P4"/>
      <text:p text:style-name="P5"><text:s text:c="4"/><text:span text:style-name="T18">/* Optionally do something if the pxTimer parameter is NULL. */</text:span></text:p>
      <text:p text:style-name="P5"><text:s text:c="4"/><text:span text:style-name="T16">configASSERT( xTimer );</text:span></text:p>
      <text:p text:style-name="P4"/>
      <text:p text:style-name="P5"><text:s text:c="4"/><text:span text:style-name="T18">/* The number of times this timer has expired is saved as the</text:span></text:p>
      <text:p text:style-name="P8"><text:s text:c="4"/><text:span text:style-name="T16">timer's ID. <text:s/>Obtain the count. */</text:span></text:p>
      <text:p text:style-name="P4"><text:span text:style-name="T8"><text:s text:c="4"/></text:span><text:span text:style-name="T7">ulCount = ( uint32_t ) </text:span><text:a xlink:type="simple" xlink:href="https://www.freertos.org/FreeRTOS-timers-pvTimerGetTimerID.html" text:style-name="Internet_20_link" text:visited-style-name="Visited_20_Internet_20_Link"><text:span text:style-name="T5">pvTimerGetTimerID</text:span></text:a><text:span text:style-name="T7">( xTimer );</text:span></text:p>
      <text:p text:style-name="P4"/>
      <text:p text:style-name="P5"><text:s text:c="4"/><text:span text:style-name="T18">/* Increment the count, then test to see if the timer has expired</text:span></text:p>
      <text:p text:style-name="P8"><text:s text:c="4"/><text:span text:style-name="T16">ulMaxExpiryCountBeforeStopping yet. */</text:span></text:p>
      <text:p text:style-name="P5"><text:s text:c="4"/><text:span text:style-name="T16">ulCount++;</text:span></text:p>
      <text:p text:style-name="P4"/>
      <text:p text:style-name="P5"><text:s text:c="4"/><text:span text:style-name="T18">/* If the timer has expired 10 times then stop it from running. */</text:span></text:p>
      <text:p text:style-name="P5"><text:s text:c="4"/><text:span text:style-name="T16">if( ulCount &gt;= ulMaxExpiryCountBeforeStopping )</text:span></text:p>
      <text:p text:style-name="P5"><text:soft-page-break/><text:s text:c="4"/><text:span text:style-name="T16">{</text:span></text:p>
      <text:p text:style-name="P5"><text:s text:c="8"/><text:span text:style-name="T18">/* Do not use a block time if calling a timer API function</text:span></text:p>
      <text:p text:style-name="P8"><text:s text:c="8"/><text:span text:style-name="T16">from a timer callback function, as doing so could cause a</text:span></text:p>
      <text:p text:style-name="P8"><text:s text:c="8"/><text:span text:style-name="T16">deadlock! */</text:span></text:p>
      <text:p text:style-name="P4"><text:span text:style-name="T8"><text:s text:c="8"/></text:span><text:a xlink:type="simple" xlink:href="https://www.freertos.org/FreeRTOS-timers-xTimerStop.html" text:style-name="Internet_20_link" text:visited-style-name="Visited_20_Internet_20_Link"><text:span text:style-name="T5">xTimerStop</text:span></text:a><text:span text:style-name="T7">( xTimer, 0 );</text:span></text:p>
      <text:p text:style-name="P5"><text:s text:c="4"/><text:span text:style-name="T16">}</text:span></text:p>
      <text:p text:style-name="P5"><text:s text:c="4"/><text:span text:style-name="T16">else</text:span></text:p>
      <text:p text:style-name="P5"><text:s text:c="4"/><text:span text:style-name="T16">{</text:span></text:p>
      <text:p text:style-name="P5"><text:s text:c="7"/><text:span text:style-name="T18">/* Store the incremented count back into the timer's ID field</text:span></text:p>
      <text:p text:style-name="P8"><text:s text:c="7"/><text:span text:style-name="T16">so it can be read back again the next time this software timer</text:span></text:p>
      <text:p text:style-name="P8"><text:s text:c="7"/><text:span text:style-name="T16">expires. */</text:span></text:p>
      <text:p text:style-name="P4"><text:span text:style-name="T8"><text:s text:c="7"/></text:span><text:a xlink:type="simple" xlink:href="https://www.freertos.org/FreeRTOS-timers-vTimerSetTimerID.html" text:style-name="Internet_20_link" text:visited-style-name="Visited_20_Internet_20_Link"><text:span text:style-name="T5">vTimerSetTimerID</text:span></text:a><text:span text:style-name="T7">( xTimer, ( void * ) ulCount );</text:span></text:p>
      <text:p text:style-name="P5"><text:s text:c="4"/><text:span text:style-name="T16">}</text:span></text:p>
      <text:p text:style-name="P5"><text:s/><text:span text:style-name="T16">}</text:span></text:p>
      <text:p text:style-name="P4"/>
      <text:p text:style-name="P5"><text:s/><text:span text:style-name="T16">void main( void )</text:span></text:p>
      <text:p text:style-name="P5"><text:s/><text:span text:style-name="T16">{</text:span></text:p>
      <text:p text:style-name="P5"><text:s/><text:span text:style-name="T16">long x;</text:span></text:p>
      <text:p text:style-name="P4"/>
      <text:p text:style-name="P5"><text:s text:c="5"/><text:span text:style-name="T18">/* Create then start some timers. <text:s/>Starting the timers before</text:span></text:p>
      <text:p text:style-name="P8"><text:s text:c="5"/><text:span text:style-name="T16">the RTOS scheduler has been started means the timers will start</text:span></text:p>
      <text:p text:style-name="P8"><text:s text:c="5"/><text:span text:style-name="T16">running immediately that the RTOS scheduler starts. */</text:span></text:p>
      <text:p text:style-name="P5"><text:s text:c="5"/><text:span text:style-name="T16">for( x = 0; x &lt; NUM_TIMERS; x++ )</text:span></text:p>
      <text:p text:style-name="P5"><text:s text:c="5"/><text:span text:style-name="T16">{</text:span></text:p>
      <text:p text:style-name="P5"><text:s text:c="9"/><text:span text:style-name="T16">xTimers[ x ] = xTimerCreate</text:span></text:p>
      <text:p text:style-name="P5"><text:s text:c="19"/><text:span text:style-name="T16">( </text:span><text:span text:style-name="T18">/* Just a text name, not used by the RTOS</text:span></text:p>
      <text:p text:style-name="P8"><text:s text:c="21"/><text:span text:style-name="T16">kernel. */</text:span></text:p>
      <text:p text:style-name="P5"><text:s text:c="21"/><text:span text:style-name="T16">"Timer",</text:span></text:p>
      <text:p text:style-name="P5"><text:s text:c="21"/><text:span text:style-name="T18">/* The timer period in ticks, must be</text:span></text:p>
      <text:p text:style-name="P8"><text:s text:c="21"/><text:span text:style-name="T16">greater than 0. */</text:span></text:p>
      <text:p text:style-name="P5"><text:s text:c="21"/><text:span text:style-name="T16">( 100 * x ) + 100,</text:span></text:p>
      <text:p text:style-name="P5"><text:s text:c="21"/><text:span text:style-name="T18">/* The timers will auto-reload themselves</text:span></text:p>
      <text:p text:style-name="P8"><text:s text:c="21"/><text:span text:style-name="T16">when they expire. */</text:span></text:p>
      <text:p text:style-name="P5"><text:s text:c="21"/><text:span text:style-name="T16">pdTRUE,</text:span></text:p>
      <text:p text:style-name="P5"><text:s text:c="21"/><text:span text:style-name="T18">/* The ID is used to store a count of the</text:span></text:p>
      <text:p text:style-name="P8"><text:s text:c="21"/><text:span text:style-name="T16">number of times the timer has expired, which</text:span></text:p>
      <text:p text:style-name="P8"><text:s text:c="21"/><text:span text:style-name="T16">is initialised to 0. */</text:span></text:p>
      <text:p text:style-name="P5"><text:s text:c="21"/><text:span text:style-name="T16">( void * ) 0,</text:span></text:p>
      <text:p text:style-name="P5"><text:s text:c="21"/><text:span text:style-name="T18">/* Each timer calls the same callback when</text:span></text:p>
      <text:p text:style-name="P8"><text:s text:c="21"/><text:span text:style-name="T16">it expires. */</text:span></text:p>
      <text:p text:style-name="P5"><text:s text:c="21"/><text:span text:style-name="T16">vTimerCallback</text:span></text:p>
      <text:p text:style-name="P5"><text:s text:c="19"/><text:span text:style-name="T16">);</text:span></text:p>
      <text:p text:style-name="P4"/>
      <text:p text:style-name="P5"><text:s text:c="9"/><text:span text:style-name="T16">if( xTimers[ x ] == NULL )</text:span></text:p>
      <text:p text:style-name="P5"><text:s text:c="9"/><text:span text:style-name="T16">{</text:span></text:p>
      <text:p text:style-name="P5"><text:s text:c="13"/><text:span text:style-name="T18">/* The timer was not created. */</text:span></text:p>
      <text:p text:style-name="P5"><text:s text:c="9"/><text:span text:style-name="T16">}</text:span></text:p>
      <text:p text:style-name="P5"><text:s text:c="9"/><text:span text:style-name="T16">else</text:span></text:p>
      <text:p text:style-name="P5"><text:s text:c="9"/><text:span text:style-name="T16">{</text:span></text:p>
      <text:p text:style-name="P5"><text:s text:c="13"/><text:span text:style-name="T18">/* Start the timer. <text:s/>No block time is specified, and</text:span></text:p>
      <text:p text:style-name="P8"><text:soft-page-break/><text:s text:c="13"/><text:span text:style-name="T16">even if one was it would be ignored because the RTOS</text:span></text:p>
      <text:p text:style-name="P8"><text:s text:c="13"/><text:span text:style-name="T16">scheduler has not yet been started. */</text:span></text:p>
      <text:p text:style-name="P4"><text:span text:style-name="T8"><text:s text:c="13"/></text:span><text:span text:style-name="T7">if( </text:span><text:a xlink:type="simple" xlink:href="https://www.freertos.org/FreeRTOS-timers-xTimerStart.html" text:style-name="Internet_20_link" text:visited-style-name="Visited_20_Internet_20_Link"><text:span text:style-name="T5">xTimerStart</text:span></text:a><text:span text:style-name="T7">( xTimers[ x ], 0 ) != pdPASS )</text:span></text:p>
      <text:p text:style-name="P5"><text:s text:c="13"/><text:span text:style-name="T16">{</text:span></text:p>
      <text:p text:style-name="P5"><text:s text:c="17"/><text:span text:style-name="T18">/* The timer could not be set into the Active</text:span></text:p>
      <text:p text:style-name="P8"><text:s text:c="17"/><text:span text:style-name="T16">state. */</text:span></text:p>
      <text:p text:style-name="P5"><text:s text:c="13"/><text:span text:style-name="T16">}</text:span></text:p>
      <text:p text:style-name="P5"><text:s text:c="9"/><text:span text:style-name="T16">}</text:span></text:p>
      <text:p text:style-name="P5"><text:s text:c="5"/><text:span text:style-name="T16">}</text:span></text:p>
      <text:p text:style-name="P4"/>
      <text:p text:style-name="P5"><text:s text:c="5"/><text:span text:style-name="T18">/* ...</text:span></text:p>
      <text:p text:style-name="P8"><text:s text:c="5"/><text:span text:style-name="T16">Create tasks here.</text:span></text:p>
      <text:p text:style-name="P8"><text:s text:c="5"/><text:span text:style-name="T16">... */</text:span></text:p>
      <text:p text:style-name="P4"/>
      <text:p text:style-name="P5"><text:s text:c="5"/><text:span text:style-name="T18">/* Starting the RTOS scheduler will start the timers running</text:span></text:p>
      <text:p text:style-name="P8"><text:s text:c="5"/><text:span text:style-name="T16">as they have already been set into the active state. */</text:span></text:p>
      <text:p text:style-name="P5"><text:s text:c="5"/><text:span text:style-name="T16">vTaskStartScheduler();</text:span></text:p>
      <text:p text:style-name="P4"/>
      <text:p text:style-name="P5"><text:s text:c="5"/><text:span text:style-name="T18">/* Should not reach here. */</text:span></text:p>
      <text:p text:style-name="P5"><text:s text:c="5"/><text:span text:style-name="T16">for( ;; );</text:span></text:p>
      <text:p text:style-name="P6"><text:s/><text:span text:style-name="T16">}</text:span></text:p>
      <text:p text:style-name="P23"><text:span text:style-name="T9"><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BlinkMacSystemFont" svg:font-family="BlinkMacSystemFont, apple-system, 'Segoe UI', Roboto, Oxygen, Ubuntu, Cantarell, 'Fira Sans', 'Droid Sans', 'Helvetica Neue', Helvetica, Arial, sans-serif"/>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ce style:name="courier" svg:font-family="courier"/>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2T13:23:27.013000000</meta:creation-date>
    <dc:date>2023-12-12T15:45:51.385000000</dc:date>
    <meta:editing-duration>PT2H22M24S</meta:editing-duration>
    <meta:editing-cycles>1</meta:editing-cycles>
    <meta:document-statistic meta:table-count="1" meta:image-count="0" meta:object-count="0" meta:page-count="4" meta:paragraph-count="117" meta:word-count="959" meta:character-count="6458" meta:non-whitespace-character-count="4758"/>
    <meta:generator>LibreOffice/7.5.4.2$Windows_X86_64 LibreOffice_project/36ccfdc35048b057fd9854c757a8b67ec53977b6</meta:generator>
  </office:meta>
</office:document-meta>
</file>